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Control.clearIncluded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getAsser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addConfigElement( ConfigElement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xyControl.addDivider( JMeterTreeModel model , JMeter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Control.notifyTestListenersOfEn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xyControl.findTargetControllerNod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xyControl.filterContentType( SampleResult resul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ProxyControl.addAssertion( JMeterTreeModel model , JMeter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xyControl.start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xyControl.getHttpsSpoof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getCaptureHtt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setExcludeList( Collection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notifySampleListeners( Sample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xyControl.setUseKeepAliv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Control.filterUrl( HTTPSamplerBase samp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xyControl.getExclude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setSamplerDownloadImage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Control.notifyTestListenersOfSt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xyControl.getSamplerRedirectAutomatic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setSamplerFollowRedirect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Control.setContentTypeInclude( String contentTypeIn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removeValuesFromSampler( HTTPSamplerBase sampler , Collection configuration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xyControl.setTarget( JMeterTreeNod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setIncludeList( Collection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setCaptureHttpHeaders( boolean cap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getSamplerFollowRedir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findFirstNodeOfType( Class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xyControl.getPor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getGroupin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getInclude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get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findApplicableElements( JMeterTreeNode myTarget , Class myClass , boolean ascending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">
            <text:p text:style-name="Table_20_Contents">1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ProxyControl.addExcluded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setHttpsSpoofMatch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setHttpsSpoof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Proxy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Control.getRegex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clearExcluded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getSamplerDownloadIm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setAssertion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Control.setSamplerTypeName( int sampler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setSamplerRedirectAutomatically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Control.setPort( String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setGroupingMode( int grou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Control.setContentTypeExclude( String contentTypeEx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stopProx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xyControl.matchesPatterns( String url , CollectionProperty patter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xyControl.getContentTypeEx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getHttpsSpoo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addTimers( JMeterTreeModel model , JMeterTreeNode node , long delta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roxyControl.getUseKeepa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addSimpleController( JMeterTreeModel model , JMeterTreeNode nod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Control.replaceValues( TestElement sampler , TestElement [ ] configs , Collection variabl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xyControl.generateMatchUrl( HTTPSamplerBase samp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xyControl.placeSampler( HTTPSamplerBase sampler , TestElement [ ] subConfigs , JMeterTreeNode myTarge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ProxyControl.deliverSampler( HTTPSamplerBase sampler , TestElement [ ] subConfigs , SampleResult res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xyControl.addIncluded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getGui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getSampler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can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getClass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trol.setRegexMatch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Control.getContentTypeIn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